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37">
      <style:table-cell-properties fo:background-color="#FFFFFF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ackground-color="#FFFFFF"/>
      <style:text-properties fo:font-size="12pt" style:font-size-asian="12pt" style:font-size-complex="12pt"/>
    </style:style>
    <style:style style:name="ce6" style:family="table-cell" style:parent-style-name="Default" style:data-style-name="N39">
      <style:table-cell-properties fo:background-color="#FFFFFF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8" style:family="table-cell" style:parent-style-name="Hyperlink" style:data-style-name="N0">
      <style:table-cell-properties style:vertical-align="automatic"/>
      <style:text-properties fo:color="#0563C1" style:text-underline-style="solid" style:text-underline-type="single"/>
    </style:style>
    <style:style style:name="ce9" style:family="table-cell" style:parent-style-name="Default" style:data-style-name="N36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9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4" style:family="table-cell" style:parent-style-name="Heading" style:data-style-name="N1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5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Heading" style:data-style-name="N37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Heading" style:data-style-name="N39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36">
      <style:table-cell-properties fo:background-color="#FFFFFF"/>
      <style:text-properties fo:font-size="9pt" style:font-size-asian="9pt" style:font-size-complex="9pt"/>
    </style:style>
    <style:style style:name="ce21" style:family="table-cell" style:parent-style-name="Default" style:data-style-name="N37">
      <style:table-cell-properties fo:background-color="#FFFFFF"/>
      <style:text-properties fo:font-size="9pt" style:font-size-asian="9pt" style:font-size-complex="9pt"/>
    </style:style>
    <style:style style:name="ce22" style:family="table-cell" style:parent-style-name="Default" style:data-style-name="N1">
      <style:table-cell-properties fo:background-color="#FFFFFF"/>
      <style:text-properties fo:font-size="9pt" style:font-size-asian="9pt" style:font-size-complex="9pt"/>
    </style:style>
    <style:style style:name="ce23" style:family="table-cell" style:parent-style-name="Default" style:data-style-name="N39">
      <style:table-cell-properties fo:background-color="#FFFFFF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5" style:family="table-cell" style:parent-style-name="Comma_2003_32_main_32_NTS_32_tables_32_raw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7" style:family="table-cell" style:parent-style-name="Normal_2003_32_main_32_NTS_32_tables_32_raw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8" style:family="table-cell" style:parent-style-name="Normal_2003_32_main_32_NTS_32_tables_32_raw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9" style:family="table-cell" style:parent-style-name="Normal_2003_32_main_32_NTS_32_tables_32_raw" style:data-style-name="N39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Normal_2003_32_main_32_NTS_32_tables_32_raw" style:data-style-name="N39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1" style:family="table-cell" style:parent-style-name="Normal_CS94D" style:data-style-name="N39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Normal_2003_32_main_32_NTS_32_tables_32_raw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Normal_2003_32_main_32_NTS_32_tables_32_raw" style:data-style-name="N37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Normal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6" style:family="table-cell" style:parent-style-name="Normal_CS94D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37" style:family="table-cell" style:parent-style-name="Normal_2003_32_main_32_NTS_32_tables_32_raw" style:data-style-name="N4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8" style:family="table-cell" style:parent-style-name="Comma" style:data-style-name="N1">
      <style:table-cell-properties style:vertical-align="automatic" fo:wrap-option="wrap" fo:background-color="#FFFFFF"/>
    </style:style>
    <style:style style:name="ce39" style:family="table-cell" style:parent-style-name="Comma" style:data-style-name="N41">
      <style:table-cell-properties style:vertical-align="automatic" fo:wrap-option="wrap" fo:background-color="#FFFFFF"/>
    </style:style>
    <style:style style:name="ce40" style:family="table-cell" style:parent-style-name="Comma" style:data-style-name="N1">
      <style:table-cell-properties style:vertical-align="automatic" fo:wrap-option="wrap" fo:background-color="#FFFFFF"/>
      <style:text-properties fo:font-style="italic" style:font-style-asian="italic" style:font-style-complex="italic"/>
    </style:style>
    <style:style style:name="ce41" style:family="table-cell" style:parent-style-name="Default" style:data-style-name="N2">
      <style:table-cell-properties fo:background-color="#FFFFFF"/>
    </style:style>
    <style:style style:name="ce42" style:family="table-cell" style:parent-style-name="Comma" style:data-style-name="N1">
      <style:table-cell-properties style:vertical-align="automatic" fo:wrap-option="wrap" fo:background-color="#FFFFFF"/>
    </style:style>
    <style:style style:name="ce43" style:family="table-cell" style:parent-style-name="Comma" style:data-style-name="N41">
      <style:table-cell-properties style:vertical-align="automatic" fo:wrap-option="wrap" fo:background-color="#FFFFFF"/>
    </style:style>
    <style:style style:name="ce44" style:family="table-cell" style:parent-style-name="Comma" style:data-style-name="N41">
      <style:table-cell-properties fo:border-top="none" fo:border-bottom="thin solid #000000" fo:border-left="none" fo:border-right="none" style:vertical-align="automatic" fo:wrap-option="wrap" fo:background-color="#FFFFFF"/>
    </style:style>
    <style:style style:name="ce45" style:family="table-cell" style:parent-style-name="Normal_CS94D" style:data-style-name="N1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6" style:family="table-cell" style:parent-style-name="Comma" style:data-style-name="N1">
      <style:table-cell-properties fo:border-top="thin solid #000000" fo:border-bottom="thin solid #000000" fo:border-left="none" fo:border-right="none" style:vertical-align="automatic" fo:wrap-option="wrap" fo:background-color="#FFFFFF"/>
    </style:style>
    <style:style style:name="ce47" style:family="table-cell" style:parent-style-name="Comma" style:data-style-name="N41">
      <style:table-cell-properties fo:border-top="thin solid #000000" fo:border-bottom="thin solid #000000" fo:border-left="none" fo:border-right="none" style:vertical-align="automatic" fo:wrap-option="wrap" fo:background-color="#FFFFFF"/>
    </style:style>
    <style:style style:name="ce48" style:family="table-cell" style:parent-style-name="Comma" style:data-style-name="N1">
      <style:table-cell-properties fo:border-top="thin solid #000000" fo:border-bottom="thin solid #000000" fo:border-left="none" fo:border-right="none" style:vertical-align="automatic" fo:wrap-option="wrap" fo:background-color="#FFFFFF"/>
      <style:text-properties fo:font-style="italic" style:font-style-asian="italic" style:font-style-complex="italic"/>
    </style:style>
    <style:style style:name="ce49" style:family="table-cell" style:parent-style-name="Normal_CS94D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0" style:family="table-cell" style:parent-style-name="Normal_TABS203WKG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51" style:family="table-cell" style:parent-style-name="Comma" style:data-style-name="N36">
      <style:table-cell-properties style:vertical-align="automatic" fo:background-color="#FFFFFF"/>
    </style:style>
    <style:style style:name="ce52" style:family="table-cell" style:parent-style-name="Comma" style:data-style-name="N37">
      <style:table-cell-properties style:vertical-align="automatic" fo:background-color="#FFFFFF"/>
    </style:style>
    <style:style style:name="ce53" style:family="table-cell" style:parent-style-name="Comma" style:data-style-name="N41">
      <style:table-cell-properties style:vertical-align="automatic" fo:background-color="#FFFFFF"/>
    </style:style>
    <style:style style:name="ce54" style:family="table-cell" style:parent-style-name="Comma" style:data-style-name="N39">
      <style:table-cell-properties style:vertical-align="automatic" fo:background-color="#FFFFFF"/>
    </style:style>
    <style:style style:name="ce55" style:family="table-cell" style:parent-style-name="Normal_CS94A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56" style:family="table-cell" style:parent-style-name="Comma" style:data-style-name="N1">
      <style:table-cell-properties fo:border-top="none" fo:border-bottom="2pt solid #000000" fo:border-left="none" fo:border-right="none" style:vertical-align="automatic" fo:wrap-option="wrap"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Comma" style:data-style-name="N39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8" style:family="table-cell" style:parent-style-name="Normal_CS94A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59" style:family="table-cell" style:parent-style-name="Comma" style:data-style-name="N36">
      <style:table-cell-properties style:vertical-align="automatic" fo:wrap-option="wrap" fo:background-color="#FFFFFF"/>
      <style:text-properties fo:font-style="italic" style:font-style-asian="italic" style:font-style-complex="italic"/>
    </style:style>
    <style:style style:name="ce60" style:family="table-cell" style:parent-style-name="Comma" style:data-style-name="N37">
      <style:table-cell-properties style:vertical-align="automatic" fo:wrap-option="wrap" fo:background-color="#FFFFFF"/>
      <style:text-properties fo:font-style="italic" style:font-style-asian="italic" style:font-style-complex="italic"/>
    </style:style>
    <style:style style:name="ce61" style:family="table-cell" style:parent-style-name="Comma" style:data-style-name="N41">
      <style:table-cell-properties style:vertical-align="automatic" fo:wrap-option="wrap" fo:background-color="#FFFFFF"/>
      <style:text-properties fo:font-style="italic" style:font-style-asian="italic" style:font-style-complex="italic"/>
    </style:style>
    <style:style style:name="ce62" style:family="table-cell" style:parent-style-name="Comma" style:data-style-name="N39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3" style:family="table-cell" style:parent-style-name="Normal_CS94D" style:data-style-name="N1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4" style:family="table-cell" style:parent-style-name="Comma" style:data-style-name="N1">
      <style:table-cell-properties fo:border-top="none" fo:border-bottom="thin solid #000000" fo:border-left="none" fo:border-right="none" style:vertical-align="automatic" fo:wrap-option="wrap" fo:background-color="#FFFFFF"/>
    </style:style>
    <style:style style:name="ce65" style:family="table-cell" style:parent-style-name="Comma" style:data-style-name="N41">
      <style:table-cell-properties fo:border-top="none" fo:border-bottom="thin solid #000000" fo:border-left="none" fo:border-right="none" style:vertical-align="automatic" fo:wrap-option="wrap" fo:background-color="#FFFFFF"/>
    </style:style>
    <style:style style:name="ce66" style:family="table-cell" style:parent-style-name="Normal_CS94D" style:data-style-name="N1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7" style:family="table-cell" style:parent-style-name="Normal_CS94D" style:data-style-name="N1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8" style:family="table-cell" style:parent-style-name="Default" style:data-style-name="N36">
      <style:table-cell-properties fo:background-color="#FFFFFF"/>
    </style:style>
    <style:style style:name="ce69" style:family="table-cell" style:parent-style-name="Default" style:data-style-name="N37">
      <style:table-cell-properties fo:background-color="#FFFFFF"/>
    </style:style>
    <style:style style:name="ce70" style:family="table-cell" style:parent-style-name="Default" style:data-style-name="N1">
      <style:table-cell-properties fo:background-color="#FFFFFF"/>
    </style:style>
    <style:style style:name="ce71" style:family="table-cell" style:parent-style-name="Default" style:data-style-name="N39">
      <style:table-cell-properties fo:background-color="#FFFFFF"/>
    </style:style>
    <style:style style:name="ce72" style:family="table-cell" style:parent-style-name="Normal_TABS203WKG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73" style:family="table-cell" style:parent-style-name="Hyperlink" style:data-style-name="N0">
      <style:table-cell-properties style:vertical-align="automatic" fo:background-color="#FFFFFF"/>
      <style:text-properties fo:color="#0563C1" style:text-underline-style="solid" style:text-underline-type="single"/>
    </style:style>
    <style:style style:name="ce74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75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7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77" style:family="table-cell" style:parent-style-name="Normal_CS94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8" style:family="table-cell" style:parent-style-name="Normal_CS94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9" style:family="table-cell" style:parent-style-name="Normal_CS94D" style:data-style-name="N1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101" table:style-name="ta1">
        <table:table-column table:style-name="co1" table:default-cell-style-name="ce19"/>
        <table:table-column table:style-name="co2" table:default-cell-style-name="ce68"/>
        <table:table-column table:style-name="co2" table:default-cell-style-name="ce69"/>
        <table:table-column table:style-name="co2" table:default-cell-style-name="ce70"/>
        <table:table-column table:style-name="co3" table:number-columns-repeated="3" table:default-cell-style-name="ce71"/>
        <table:table-column table:style-name="co4" table:number-columns-repeated="16377" table:default-cell-style-name="ce19"/>
        <table:table-row table:style-name="ro1">
          <table:table-cell office:value-type="string" table:style-name="ce2">
            <text:p>Department for Transport statistics<text:s/>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6"/>
          <table:table-cell table:number-columns-repeated="16377" table:style-name="ce7"/>
        </table:table-row>
        <table:table-row table:style-name="ro2">
          <table:table-cell office:value-type="string" table:style-name="ce8">
            <text:p><text:a xlink:href="https://www.gov.uk/government/collections/road-freight-domestic-and-international-statistics">Road Freight Statistics</text:a></text:p>
          </table:table-cell>
          <table:table-cell table:style-name="ce9"/>
          <table:table-cell table:style-name="ce10"/>
          <table:table-cell table:style-name="ce11"/>
          <table:table-cell table:number-columns-repeated="3" table:style-name="ce12"/>
          <table:table-cell table:number-columns-repeated="16377" table:style-name="ce2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3" table:style-name="ce6"/>
          <table:table-cell table:number-columns-repeated="16377" table:style-name="ce7"/>
        </table:table-row>
        <table:table-row table:style-name="ro1">
          <table:table-cell office:value-type="string" table:style-name="ce13">
            <text:p>Table RFS0101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6"/>
          <table:table-cell table:number-columns-repeated="16377" table:style-name="ce7"/>
        </table:table-row>
        <table:table-row table:style-name="ro3">
          <table:table-cell office:value-type="string" table:style-name="ce14">
            <text:p>Goods moved<text:span text:style-name="T2">1</text:span>, goods lifted<text:span text:style-name="T2">2</text:span><text:s/>and vehicle kilometres: annual 1990 - 2017 and quarterly 2004 - 2017</text:p>
          </table:table-cell>
          <table:table-cell table:style-name="ce15"/>
          <table:table-cell table:style-name="ce16"/>
          <table:table-cell table:style-name="ce17"/>
          <table:table-cell table:number-columns-repeated="3" table:style-name="ce18"/>
          <table:table-cell table:number-columns-repeated="16377" table:style-name="ce7"/>
        </table:table-row>
        <table:table-row table:style-name="ro4">
          <table:table-cell office:value-type="string" table:style-name="ce19">
            <text:p>UK activity of GB-registered heavy goods vehicles</text:p>
          </table:table-cell>
          <table:table-cell table:style-name="ce20"/>
          <table:table-cell table:style-name="ce21"/>
          <table:table-cell table:style-name="ce22"/>
          <table:table-cell table:number-columns-repeated="3" table:style-name="ce23"/>
          <table:table-cell table:number-columns-repeated="16377" table:style-name="ce24"/>
        </table:table-row>
        <table:table-row table:style-name="ro4">
          <table:table-cell table:style-name="ce19"/>
          <table:table-cell table:style-name="ce20"/>
          <table:table-cell table:style-name="ce21"/>
          <table:table-cell table:style-name="ce22"/>
          <table:table-cell table:number-columns-repeated="3" table:style-name="ce23"/>
          <table:table-cell table:number-columns-repeated="16377" table:style-name="ce24"/>
        </table:table-row>
        <table:table-row table:style-name="ro4"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office:value-type="string" table:style-name="ce31">
            <text:p>Index (2000=100)</text:p>
          </table:table-cell>
          <table:table-cell table:number-columns-repeated="16377" table:style-name="ce19"/>
        </table:table-row>
        <table:table-row table:style-name="ro5">
          <table:table-cell office:value-type="string" table:style-name="ce32">
            <text:p>Year</text:p>
          </table:table-cell>
          <table:table-cell office:value-type="string" table:style-name="ce33">
            <text:p>Goods moved<text:s/></text:p>
            <text:p>(billion tonne kms)</text:p>
          </table:table-cell>
          <table:table-cell office:value-type="string" table:style-name="ce34">
            <text:p>Goods lifted<text:s/></text:p>
            <text:p>(million tonnes)</text:p>
          </table:table-cell>
          <table:table-cell office:value-type="string" table:style-name="ce35">
            <text:p>Vehicle kms</text:p>
            <text:p>(million kms)</text:p>
          </table:table-cell>
          <table:table-cell office:value-type="string" table:style-name="ce36">
            <text:p>Goods moved</text:p>
          </table:table-cell>
          <table:table-cell office:value-type="string" table:style-name="ce36">
            <text:p>Goods lifted</text:p>
          </table:table-cell>
          <table:table-cell office:value-type="string" table:style-name="ce36">
            <text:p>Vehicle kms</text:p>
          </table:table-cell>
          <table:table-cell table:style-name="ce37"/>
          <table:table-cell table:number-columns-repeated="16376"/>
        </table:table-row>
        <table:table-row table:style-name="ro4">
          <table:table-cell office:value-type="float" office:value="1990" table:style-name="ce77">
            <text:p>1990</text:p>
          </table:table-cell>
          <table:table-cell office:value-type="float" office:value="130.6" table:style-name="ce38">
            <text:p>131</text:p>
          </table:table-cell>
          <table:table-cell office:value-type="float" office:value="1645" table:style-name="ce39">
            <text:p><text:s/>1,645<text:s/></text:p>
          </table:table-cell>
          <table:table-cell office:value-type="float" office:value="21120" table:style-name="ce39">
            <text:p><text:s/>21,120<text:s/></text:p>
          </table:table-cell>
          <table:table-cell office:value-type="float" office:value="87" table:style-name="ce40">
            <text:p>87</text:p>
          </table:table-cell>
          <table:table-cell office:value-type="float" office:value="103" table:style-name="ce40">
            <text:p>103</text:p>
          </table:table-cell>
          <table:table-cell office:value-type="float" office:value="92" table:style-name="ce40">
            <text:p>92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1991" table:style-name="ce77">
            <text:p>1991</text:p>
          </table:table-cell>
          <table:table-cell office:value-type="float" office:value="124.592" table:style-name="ce38">
            <text:p>125</text:p>
          </table:table-cell>
          <table:table-cell office:value-type="float" office:value="1505" table:style-name="ce39">
            <text:p><text:s/>1,505<text:s/></text:p>
          </table:table-cell>
          <table:table-cell office:value-type="float" office:value="20465" table:style-name="ce39">
            <text:p><text:s/>20,465<text:s/></text:p>
          </table:table-cell>
          <table:table-cell office:value-type="float" office:value="83" table:style-name="ce40">
            <text:p>83</text:p>
          </table:table-cell>
          <table:table-cell office:value-type="float" office:value="94" table:style-name="ce40">
            <text:p>94</text:p>
          </table:table-cell>
          <table:table-cell office:value-type="float" office:value="89" table:style-name="ce40">
            <text:p>89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1992" table:style-name="ce77">
            <text:p>1992</text:p>
          </table:table-cell>
          <table:table-cell office:value-type="float" office:value="121.25" table:style-name="ce38">
            <text:p>121</text:p>
          </table:table-cell>
          <table:table-cell office:value-type="float" office:value="1463" table:style-name="ce39">
            <text:p><text:s/>1,463<text:s/></text:p>
          </table:table-cell>
          <table:table-cell office:value-type="float" office:value="19953" table:style-name="ce39">
            <text:p><text:s/>19,953<text:s/></text:p>
          </table:table-cell>
          <table:table-cell office:value-type="float" office:value="81" table:style-name="ce40">
            <text:p>81</text:p>
          </table:table-cell>
          <table:table-cell office:value-type="float" office:value="92" table:style-name="ce40">
            <text:p>92</text:p>
          </table:table-cell>
          <table:table-cell office:value-type="float" office:value="87" table:style-name="ce40">
            <text:p>87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1993" table:style-name="ce77">
            <text:p>1993</text:p>
          </table:table-cell>
          <table:table-cell office:value-type="float" office:value="128.625" table:style-name="ce38">
            <text:p>129</text:p>
          </table:table-cell>
          <table:table-cell office:value-type="float" office:value="1523" table:style-name="ce39">
            <text:p><text:s/>1,523<text:s/></text:p>
          </table:table-cell>
          <table:table-cell office:value-type="float" office:value="20584" table:style-name="ce39">
            <text:p><text:s/>20,584<text:s/></text:p>
          </table:table-cell>
          <table:table-cell office:value-type="float" office:value="85" table:style-name="ce40">
            <text:p>85</text:p>
          </table:table-cell>
          <table:table-cell office:value-type="float" office:value="96" table:style-name="ce40">
            <text:p>96</text:p>
          </table:table-cell>
          <table:table-cell office:value-type="float" office:value="90" table:style-name="ce40">
            <text:p>90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1994" table:style-name="ce77">
            <text:p>1994</text:p>
          </table:table-cell>
          <table:table-cell office:value-type="float" office:value="137.81100000000001" table:style-name="ce38">
            <text:p>138</text:p>
          </table:table-cell>
          <table:table-cell office:value-type="float" office:value="1597" table:style-name="ce39">
            <text:p><text:s/>1,597<text:s/></text:p>
          </table:table-cell>
          <table:table-cell office:value-type="float" office:value="22123" table:style-name="ce39">
            <text:p><text:s/>22,123<text:s/></text:p>
          </table:table-cell>
          <table:table-cell office:value-type="float" office:value="92" table:style-name="ce40">
            <text:p>92</text:p>
          </table:table-cell>
          <table:table-cell office:value-type="float" office:value="100" table:style-name="ce40">
            <text:p>100</text:p>
          </table:table-cell>
          <table:table-cell office:value-type="float" office:value="96" table:style-name="ce40">
            <text:p>96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1995" table:style-name="ce78">
            <text:p>1995</text:p>
          </table:table-cell>
          <table:table-cell office:value-type="float" office:value="143.69999999999999" table:style-name="ce38">
            <text:p>144</text:p>
          </table:table-cell>
          <table:table-cell office:value-type="float" office:value="1609" table:style-name="ce39">
            <text:p><text:s/>1,609<text:s/></text:p>
          </table:table-cell>
          <table:table-cell office:value-type="float" office:value="22190" table:style-name="ce39">
            <text:p><text:s/>22,190<text:s/></text:p>
          </table:table-cell>
          <table:table-cell office:value-type="float" office:value="95" table:style-name="ce40">
            <text:p>95</text:p>
          </table:table-cell>
          <table:table-cell office:value-type="float" office:value="101" table:style-name="ce40">
            <text:p>101</text:p>
          </table:table-cell>
          <table:table-cell office:value-type="float" office:value="97" table:style-name="ce40">
            <text:p>97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1996" table:style-name="ce78">
            <text:p>1996</text:p>
          </table:table-cell>
          <table:table-cell office:value-type="float" office:value="147" table:style-name="ce38">
            <text:p>147</text:p>
          </table:table-cell>
          <table:table-cell office:value-type="float" office:value="1628" table:style-name="ce39">
            <text:p><text:s/>1,628<text:s/></text:p>
          </table:table-cell>
          <table:table-cell office:value-type="float" office:value="22666" table:style-name="ce39">
            <text:p><text:s/>22,666<text:s/></text:p>
          </table:table-cell>
          <table:table-cell office:value-type="float" office:value="98" table:style-name="ce40">
            <text:p>98</text:p>
          </table:table-cell>
          <table:table-cell office:value-type="float" office:value="102" table:style-name="ce40">
            <text:p>102</text:p>
          </table:table-cell>
          <table:table-cell office:value-type="float" office:value="99" table:style-name="ce40">
            <text:p>99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1997" table:style-name="ce78">
            <text:p>1997</text:p>
          </table:table-cell>
          <table:table-cell office:value-type="float" office:value="149.55699999999999" table:style-name="ce38">
            <text:p>150</text:p>
          </table:table-cell>
          <table:table-cell office:value-type="float" office:value="1643" table:style-name="ce39">
            <text:p><text:s/>1,643<text:s/></text:p>
          </table:table-cell>
          <table:table-cell office:value-type="float" office:value="23111" table:style-name="ce39">
            <text:p><text:s/>23,111<text:s/></text:p>
          </table:table-cell>
          <table:table-cell office:value-type="float" office:value="99" table:style-name="ce40">
            <text:p>99</text:p>
          </table:table-cell>
          <table:table-cell office:value-type="float" office:value="103" table:style-name="ce40">
            <text:p>103</text:p>
          </table:table-cell>
          <table:table-cell office:value-type="float" office:value="101" table:style-name="ce40">
            <text:p>101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1998" table:style-name="ce78">
            <text:p>1998</text:p>
          </table:table-cell>
          <table:table-cell office:value-type="float" office:value="151.93100000000001" table:style-name="ce38">
            <text:p>152</text:p>
          </table:table-cell>
          <table:table-cell office:value-type="float" office:value="1630" table:style-name="ce39">
            <text:p><text:s/>1,630<text:s/></text:p>
          </table:table-cell>
          <table:table-cell office:value-type="float" office:value="23323" table:style-name="ce39">
            <text:p><text:s/>23,323<text:s/></text:p>
          </table:table-cell>
          <table:table-cell office:value-type="float" office:value="101" table:style-name="ce40">
            <text:p>101</text:p>
          </table:table-cell>
          <table:table-cell office:value-type="float" office:value="102" table:style-name="ce40">
            <text:p>102</text:p>
          </table:table-cell>
          <table:table-cell office:value-type="float" office:value="101" table:style-name="ce40">
            <text:p>101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1999" table:style-name="ce78">
            <text:p>1999</text:p>
          </table:table-cell>
          <table:table-cell office:value-type="float" office:value="149.22499999999999" table:style-name="ce38">
            <text:p>149</text:p>
          </table:table-cell>
          <table:table-cell office:value-type="float" office:value="1567" table:style-name="ce39">
            <text:p><text:s/>1,567<text:s/></text:p>
          </table:table-cell>
          <table:table-cell office:value-type="float" office:value="23091" table:style-name="ce39">
            <text:p><text:s/>23,091<text:s/></text:p>
          </table:table-cell>
          <table:table-cell office:value-type="float" office:value="99" table:style-name="ce40">
            <text:p>99</text:p>
          </table:table-cell>
          <table:table-cell office:value-type="float" office:value="98" table:style-name="ce40">
            <text:p>98</text:p>
          </table:table-cell>
          <table:table-cell office:value-type="float" office:value="100" table:style-name="ce40">
            <text:p>100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00" table:style-name="ce78">
            <text:p>2000</text:p>
          </table:table-cell>
          <table:table-cell office:value-type="float" office:value="150.482" table:style-name="ce38">
            <text:p>150</text:p>
          </table:table-cell>
          <table:table-cell office:value-type="float" office:value="1593" table:style-name="ce39">
            <text:p><text:s/>1,593<text:s/></text:p>
          </table:table-cell>
          <table:table-cell office:value-type="float" office:value="22990" table:style-name="ce39">
            <text:p><text:s/>22,990<text:s/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01" table:style-name="ce78">
            <text:p>2001</text:p>
          </table:table-cell>
          <table:table-cell office:value-type="float" office:value="149.398" table:style-name="ce38">
            <text:p>149</text:p>
          </table:table-cell>
          <table:table-cell office:value-type="float" office:value="1581" table:style-name="ce39">
            <text:p><text:s/>1,581<text:s/></text:p>
          </table:table-cell>
          <table:table-cell office:value-type="float" office:value="22207" table:style-name="ce39">
            <text:p><text:s/>22,207<text:s/></text:p>
          </table:table-cell>
          <table:table-cell office:value-type="float" office:value="99" table:style-name="ce40">
            <text:p>99</text:p>
          </table:table-cell>
          <table:table-cell office:value-type="float" office:value="99" table:style-name="ce40">
            <text:p>99</text:p>
          </table:table-cell>
          <table:table-cell office:value-type="float" office:value="97" table:style-name="ce40">
            <text:p>97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02" table:style-name="ce78">
            <text:p>2002</text:p>
          </table:table-cell>
          <table:table-cell office:value-type="float" office:value="149.82599999999999" table:style-name="ce38">
            <text:p>150</text:p>
          </table:table-cell>
          <table:table-cell office:value-type="float" office:value="1627" table:style-name="ce39">
            <text:p><text:s/>1,627<text:s/></text:p>
          </table:table-cell>
          <table:table-cell office:value-type="float" office:value="22159" table:style-name="ce39">
            <text:p><text:s/>22,159<text:s/></text:p>
          </table:table-cell>
          <table:table-cell office:value-type="float" office:value="100" table:style-name="ce40">
            <text:p>100</text:p>
          </table:table-cell>
          <table:table-cell office:value-type="float" office:value="102" table:style-name="ce40">
            <text:p>102</text:p>
          </table:table-cell>
          <table:table-cell office:value-type="float" office:value="96" table:style-name="ce40">
            <text:p>96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03" table:style-name="ce78">
            <text:p>2003</text:p>
          </table:table-cell>
          <table:table-cell office:value-type="float" office:value="151.71100000000001" table:style-name="ce38">
            <text:p>152</text:p>
          </table:table-cell>
          <table:table-cell office:value-type="float" office:value="1643" table:style-name="ce39">
            <text:p><text:s/>1,643<text:s/></text:p>
          </table:table-cell>
          <table:table-cell office:value-type="float" office:value="22167" table:style-name="ce39">
            <text:p><text:s/>22,167<text:s/></text:p>
          </table:table-cell>
          <table:table-cell office:value-type="float" office:value="101" table:style-name="ce40">
            <text:p>101</text:p>
          </table:table-cell>
          <table:table-cell office:value-type="float" office:value="103" table:style-name="ce40">
            <text:p>103</text:p>
          </table:table-cell>
          <table:table-cell office:value-type="float" office:value="96" table:style-name="ce40">
            <text:p>96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04" table:style-name="ce78">
            <text:p>2004</text:p>
          </table:table-cell>
          <table:table-cell office:value-type="float" office:value="152.126" table:style-name="ce42">
            <text:p>152</text:p>
          </table:table-cell>
          <table:table-cell office:value-type="float" office:value="1743.7" table:style-name="ce43">
            <text:p><text:s/>1,744<text:s/></text:p>
          </table:table-cell>
          <table:table-cell office:value-type="float" office:value="22281" table:style-name="ce43">
            <text:p><text:s/>22,281<text:s/></text:p>
          </table:table-cell>
          <table:table-cell office:value-type="float" office:value="101" table:style-name="ce40">
            <text:p>101</text:p>
          </table:table-cell>
          <table:table-cell office:value-type="float" office:value="109" table:style-name="ce40">
            <text:p>109</text:p>
          </table:table-cell>
          <table:table-cell office:value-type="float" office:value="97" table:style-name="ce40">
            <text:p>97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05" table:style-name="ce78">
            <text:p>2005</text:p>
          </table:table-cell>
          <table:table-cell office:value-type="float" office:value="152.566" table:style-name="ce38">
            <text:p>153</text:p>
          </table:table-cell>
          <table:table-cell office:value-type="float" office:value="1745.9" table:style-name="ce43">
            <text:p><text:s/>1,746<text:s/></text:p>
          </table:table-cell>
          <table:table-cell office:value-type="float" office:value="22232" table:style-name="ce43">
            <text:p><text:s/>22,232<text:s/></text:p>
          </table:table-cell>
          <table:table-cell office:value-type="float" office:value="101" table:style-name="ce40">
            <text:p>101</text:p>
          </table:table-cell>
          <table:table-cell office:value-type="float" office:value="110" table:style-name="ce40">
            <text:p>110</text:p>
          </table:table-cell>
          <table:table-cell office:value-type="float" office:value="97" table:style-name="ce40">
            <text:p>97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06" table:style-name="ce78">
            <text:p>2006</text:p>
          </table:table-cell>
          <table:table-cell office:value-type="float" office:value="152.44499999999999" table:style-name="ce38">
            <text:p>152</text:p>
          </table:table-cell>
          <table:table-cell office:value-type="float" office:value="1775.8" table:style-name="ce43">
            <text:p><text:s/>1,776<text:s/></text:p>
          </table:table-cell>
          <table:table-cell office:value-type="float" office:value="21848" table:style-name="ce43">
            <text:p><text:s/>21,848<text:s/></text:p>
          </table:table-cell>
          <table:table-cell office:value-type="float" office:value="101" table:style-name="ce40">
            <text:p>101</text:p>
          </table:table-cell>
          <table:table-cell office:value-type="float" office:value="111" table:style-name="ce40">
            <text:p>111</text:p>
          </table:table-cell>
          <table:table-cell office:value-type="float" office:value="95" table:style-name="ce40">
            <text:p>95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07" table:style-name="ce78">
            <text:p>2007</text:p>
          </table:table-cell>
          <table:table-cell office:value-type="float" office:value="157.31100000000001" table:style-name="ce38">
            <text:p>157</text:p>
          </table:table-cell>
          <table:table-cell office:value-type="float" office:value="1822.4" table:style-name="ce43">
            <text:p><text:s/>1,822<text:s/></text:p>
          </table:table-cell>
          <table:table-cell office:value-type="float" office:value="21900" table:style-name="ce43">
            <text:p><text:s/>21,900<text:s/></text:p>
          </table:table-cell>
          <table:table-cell office:value-type="float" office:value="105" table:style-name="ce40">
            <text:p>105</text:p>
          </table:table-cell>
          <table:table-cell office:value-type="float" office:value="114" table:style-name="ce40">
            <text:p>114</text:p>
          </table:table-cell>
          <table:table-cell office:value-type="float" office:value="95" table:style-name="ce40">
            <text:p>95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08" table:style-name="ce78">
            <text:p>2008</text:p>
          </table:table-cell>
          <table:table-cell office:value-type="float" office:value="145.76" table:style-name="ce38">
            <text:p>146</text:p>
          </table:table-cell>
          <table:table-cell office:value-type="float" office:value="1667.5" table:style-name="ce43">
            <text:p><text:s/>1,668<text:s/></text:p>
          </table:table-cell>
          <table:table-cell office:value-type="float" office:value="20395" table:style-name="ce43">
            <text:p><text:s/>20,395<text:s/></text:p>
          </table:table-cell>
          <table:table-cell office:value-type="float" office:value="97" table:style-name="ce40">
            <text:p>97</text:p>
          </table:table-cell>
          <table:table-cell office:value-type="float" office:value="105" table:style-name="ce40">
            <text:p>105</text:p>
          </table:table-cell>
          <table:table-cell office:value-type="float" office:value="89" table:style-name="ce40">
            <text:p>89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09" table:style-name="ce78">
            <text:p>2009</text:p>
          </table:table-cell>
          <table:table-cell office:value-type="float" office:value="125.17700000000001" table:style-name="ce38">
            <text:p>125</text:p>
          </table:table-cell>
          <table:table-cell office:value-type="float" office:value="1356.2" table:style-name="ce43">
            <text:p><text:s/>1,356<text:s/></text:p>
          </table:table-cell>
          <table:table-cell office:value-type="float" office:value="18024" table:style-name="ce43">
            <text:p><text:s/>18,024<text:s/></text:p>
          </table:table-cell>
          <table:table-cell office:value-type="float" office:value="83" table:style-name="ce40">
            <text:p>83</text:p>
          </table:table-cell>
          <table:table-cell office:value-type="float" office:value="85" table:style-name="ce40">
            <text:p>85</text:p>
          </table:table-cell>
          <table:table-cell office:value-type="float" office:value="78" table:style-name="ce40">
            <text:p>78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10" table:style-name="ce78">
            <text:p>2010</text:p>
          </table:table-cell>
          <table:table-cell office:value-type="float" office:value="138.85" table:style-name="ce38">
            <text:p>139</text:p>
          </table:table-cell>
          <table:table-cell office:value-type="float" office:value="1488.5" table:style-name="ce44">
            <text:p><text:s/>1,489<text:s/></text:p>
          </table:table-cell>
          <table:table-cell office:value-type="float" office:value="18769" table:style-name="ce44">
            <text:p><text:s/>18,769<text:s/></text:p>
          </table:table-cell>
          <table:table-cell office:value-type="float" office:value="92" table:style-name="ce40">
            <text:p>92</text:p>
          </table:table-cell>
          <table:table-cell office:value-type="float" office:value="93" table:style-name="ce40">
            <text:p>93</text:p>
          </table:table-cell>
          <table:table-cell office:value-type="float" office:value="82" table:style-name="ce40">
            <text:p>82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11" table:style-name="ce45">
            <text:p>2011</text:p>
          </table:table-cell>
          <table:table-cell office:value-type="float" office:value="140.36600000000001" table:style-name="ce46">
            <text:p>140</text:p>
          </table:table-cell>
          <table:table-cell office:value-type="float" office:value="1456.6" table:style-name="ce47">
            <text:p><text:s/>1,457<text:s/></text:p>
          </table:table-cell>
          <table:table-cell office:value-type="float" office:value="19347" table:style-name="ce47">
            <text:p><text:s/>19,347<text:s/></text:p>
          </table:table-cell>
          <table:table-cell office:value-type="float" office:value="93" table:style-name="ce48">
            <text:p>93</text:p>
          </table:table-cell>
          <table:table-cell office:value-type="float" office:value="91" table:style-name="ce48">
            <text:p>91</text:p>
          </table:table-cell>
          <table:table-cell office:value-type="float" office:value="84" table:style-name="ce48">
            <text:p>84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12" table:style-name="ce49">
            <text:p><text:s/>2012</text:p>
          </table:table-cell>
          <table:table-cell office:value-type="float" office:value="142.625" table:style-name="ce38">
            <text:p>143</text:p>
          </table:table-cell>
          <table:table-cell office:value-type="float" office:value="1426.7" table:style-name="ce43">
            <text:p><text:s/>1,427<text:s/></text:p>
          </table:table-cell>
          <table:table-cell office:value-type="float" office:value="18604" table:style-name="ce43">
            <text:p><text:s/>18,604<text:s/></text:p>
          </table:table-cell>
          <table:table-cell office:value-type="float" office:value="95" table:style-name="ce40">
            <text:p>95</text:p>
          </table:table-cell>
          <table:table-cell office:value-type="float" office:value="90" table:style-name="ce40">
            <text:p>90</text:p>
          </table:table-cell>
          <table:table-cell office:value-type="float" office:value="81" table:style-name="ce40">
            <text:p>81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13" table:style-name="ce49">
            <text:p><text:s/>2013</text:p>
          </table:table-cell>
          <table:table-cell office:value-type="float" office:value="131.49299999999999" table:style-name="ce38">
            <text:p>131</text:p>
          </table:table-cell>
          <table:table-cell office:value-type="float" office:value="1316.1" table:style-name="ce43">
            <text:p><text:s/>1,316<text:s/></text:p>
          </table:table-cell>
          <table:table-cell office:value-type="float" office:value="17213" table:style-name="ce43">
            <text:p><text:s/>17,213<text:s/></text:p>
          </table:table-cell>
          <table:table-cell office:value-type="float" office:value="87" table:style-name="ce40">
            <text:p>87</text:p>
          </table:table-cell>
          <table:table-cell office:value-type="float" office:value="83" table:style-name="ce40">
            <text:p>83</text:p>
          </table:table-cell>
          <table:table-cell office:value-type="float" office:value="75" table:style-name="ce40">
            <text:p>75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14" table:style-name="ce49">
            <text:p><text:s/>2014</text:p>
          </table:table-cell>
          <table:table-cell office:value-type="float" office:value="127.88500000000001" table:style-name="ce38">
            <text:p>128</text:p>
          </table:table-cell>
          <table:table-cell office:value-type="float" office:value="1321.7" table:style-name="ce43">
            <text:p><text:s/>1,322<text:s/></text:p>
          </table:table-cell>
          <table:table-cell office:value-type="float" office:value="16907" table:style-name="ce43">
            <text:p><text:s/>16,907<text:s/></text:p>
          </table:table-cell>
          <table:table-cell office:value-type="float" office:value="85" table:style-name="ce40">
            <text:p>85</text:p>
          </table:table-cell>
          <table:table-cell office:value-type="float" office:value="83" table:style-name="ce40">
            <text:p>83</text:p>
          </table:table-cell>
          <table:table-cell office:value-type="float" office:value="74" table:style-name="ce40">
            <text:p>74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15" table:style-name="ce49">
            <text:p><text:s/>2015</text:p>
          </table:table-cell>
          <table:table-cell office:value-type="float" office:value="143.29400000000001" table:style-name="ce38">
            <text:p>143</text:p>
          </table:table-cell>
          <table:table-cell office:value-type="float" office:value="1445.2" table:style-name="ce43">
            <text:p><text:s/>1,445<text:s/></text:p>
          </table:table-cell>
          <table:table-cell office:value-type="float" office:value="18366" table:style-name="ce43">
            <text:p><text:s/>18,366<text:s/></text:p>
          </table:table-cell>
          <table:table-cell office:value-type="float" office:value="95" table:style-name="ce40">
            <text:p>95</text:p>
          </table:table-cell>
          <table:table-cell office:value-type="float" office:value="91" table:style-name="ce40">
            <text:p>91</text:p>
          </table:table-cell>
          <table:table-cell office:value-type="float" office:value="80" table:style-name="ce40">
            <text:p>80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16" table:style-name="ce49">
            <text:p><text:s/>2016</text:p>
          </table:table-cell>
          <table:table-cell office:value-type="float" office:value="148.494" table:style-name="ce38">
            <text:p>148</text:p>
          </table:table-cell>
          <table:table-cell office:value-type="float" office:value="1433.5" table:style-name="ce43">
            <text:p><text:s/>1,434<text:s/></text:p>
          </table:table-cell>
          <table:table-cell office:value-type="float" office:value="19233" table:style-name="ce43">
            <text:p><text:s/>19,233<text:s/></text:p>
          </table:table-cell>
          <table:table-cell office:value-type="float" office:value="99" table:style-name="ce40">
            <text:p>99</text:p>
          </table:table-cell>
          <table:table-cell office:value-type="float" office:value="90" table:style-name="ce40">
            <text:p>90</text:p>
          </table:table-cell>
          <table:table-cell office:value-type="float" office:value="84" table:style-name="ce40">
            <text:p>84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float" office:value="2017" table:style-name="ce49">
            <text:p><text:s/>2017</text:p>
          </table:table-cell>
          <table:table-cell office:value-type="float" office:value="147.04900000000001" table:style-name="ce38">
            <text:p>147</text:p>
          </table:table-cell>
          <table:table-cell office:value-type="float" office:value="1396.6" table:style-name="ce43">
            <text:p><text:s/>1,397<text:s/></text:p>
          </table:table-cell>
          <table:table-cell office:value-type="float" office:value="18599" table:style-name="ce43">
            <text:p><text:s/>18,599<text:s/></text:p>
          </table:table-cell>
          <table:table-cell office:value-type="float" office:value="98" table:style-name="ce40">
            <text:p>98</text:p>
          </table:table-cell>
          <table:table-cell office:value-type="float" office:value="88" table:style-name="ce40">
            <text:p>88</text:p>
          </table:table-cell>
          <table:table-cell office:value-type="float" office:value="81" table:style-name="ce40">
            <text:p>81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50">
            <text:p>Percentage change between 2016 and 2017:</text:p>
          </table:table-cell>
          <table:table-cell table:style-name="ce51"/>
          <table:table-cell table:style-name="ce52"/>
          <table:table-cell table:style-name="ce53"/>
          <table:table-cell table:number-columns-repeated="3" table:style-name="ce54"/>
          <table:table-cell table:style-name="ce41"/>
          <table:table-cell table:number-columns-repeated="16376"/>
        </table:table-row>
        <table:table-row table:style-name="ro4">
          <table:table-cell table:style-name="ce55"/>
          <table:table-cell office:value-type="float" office:value="-1" table:style-name="ce56">
            <text:p>-1</text:p>
          </table:table-cell>
          <table:table-cell office:value-type="float" office:value="-3" table:style-name="ce56">
            <text:p>-3</text:p>
          </table:table-cell>
          <table:table-cell office:value-type="float" office:value="-3" table:style-name="ce56">
            <text:p>-3</text:p>
          </table:table-cell>
          <table:table-cell table:number-columns-repeated="3" table:style-name="ce57"/>
          <table:table-cell table:style-name="ce41"/>
          <table:table-cell table:number-columns-repeated="16376"/>
        </table:table-row>
        <table:table-row table:style-name="ro4">
          <table:table-cell table:style-name="ce58"/>
          <table:table-cell table:style-name="ce59"/>
          <table:table-cell table:style-name="ce60"/>
          <table:table-cell table:style-name="ce61"/>
          <table:table-cell table:number-columns-repeated="3" table:style-name="ce62"/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4 Q1</text:p>
          </table:table-cell>
          <table:table-cell office:value-type="float" office:value="37.808999999999997" table:style-name="ce38">
            <text:p>38</text:p>
          </table:table-cell>
          <table:table-cell office:value-type="float" office:value="425.8" table:style-name="ce38">
            <text:p>426</text:p>
          </table:table-cell>
          <table:table-cell office:value-type="float" office:value="5449" table:style-name="ce39">
            <text:p><text:s/>5,449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4 Q2</text:p>
          </table:table-cell>
          <table:table-cell office:value-type="float" office:value="38.619999999999997" table:style-name="ce38">
            <text:p>39</text:p>
          </table:table-cell>
          <table:table-cell office:value-type="float" office:value="454.5" table:style-name="ce38">
            <text:p>455</text:p>
          </table:table-cell>
          <table:table-cell office:value-type="float" office:value="5568" table:style-name="ce39">
            <text:p><text:s/>5,568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4 Q3</text:p>
          </table:table-cell>
          <table:table-cell office:value-type="float" office:value="37.973999999999997" table:style-name="ce38">
            <text:p>38</text:p>
          </table:table-cell>
          <table:table-cell office:value-type="float" office:value="434" table:style-name="ce38">
            <text:p>434</text:p>
          </table:table-cell>
          <table:table-cell office:value-type="float" office:value="5725" table:style-name="ce39">
            <text:p><text:s/>5,725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4 Q4</text:p>
          </table:table-cell>
          <table:table-cell office:value-type="float" office:value="37.722000000000001" table:style-name="ce38">
            <text:p>38</text:p>
          </table:table-cell>
          <table:table-cell office:value-type="float" office:value="429.4" table:style-name="ce38">
            <text:p>429</text:p>
          </table:table-cell>
          <table:table-cell office:value-type="float" office:value="5539" table:style-name="ce39">
            <text:p><text:s/>5,539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5 Q1</text:p>
          </table:table-cell>
          <table:table-cell office:value-type="float" office:value="37.195" table:style-name="ce38">
            <text:p>37</text:p>
          </table:table-cell>
          <table:table-cell office:value-type="float" office:value="412.3" table:style-name="ce38">
            <text:p>412</text:p>
          </table:table-cell>
          <table:table-cell office:value-type="float" office:value="5493" table:style-name="ce39">
            <text:p><text:s/>5,493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5 Q2</text:p>
          </table:table-cell>
          <table:table-cell office:value-type="float" office:value="39.744999999999997" table:style-name="ce38">
            <text:p>40</text:p>
          </table:table-cell>
          <table:table-cell office:value-type="float" office:value="461" table:style-name="ce38">
            <text:p>461</text:p>
          </table:table-cell>
          <table:table-cell office:value-type="float" office:value="5762" table:style-name="ce39">
            <text:p><text:s/>5,762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5 Q3</text:p>
          </table:table-cell>
          <table:table-cell office:value-type="float" office:value="39.006999999999998" table:style-name="ce38">
            <text:p>39</text:p>
          </table:table-cell>
          <table:table-cell office:value-type="float" office:value="441.7" table:style-name="ce38">
            <text:p>442</text:p>
          </table:table-cell>
          <table:table-cell office:value-type="float" office:value="5621" table:style-name="ce39">
            <text:p><text:s/>5,621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5 Q4</text:p>
          </table:table-cell>
          <table:table-cell office:value-type="float" office:value="36.619" table:style-name="ce38">
            <text:p>37</text:p>
          </table:table-cell>
          <table:table-cell office:value-type="float" office:value="430.8" table:style-name="ce38">
            <text:p>431</text:p>
          </table:table-cell>
          <table:table-cell office:value-type="float" office:value="5356" table:style-name="ce39">
            <text:p><text:s/>5,356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6 Q1</text:p>
          </table:table-cell>
          <table:table-cell office:value-type="float" office:value="37.095999999999997" table:style-name="ce38">
            <text:p>37</text:p>
          </table:table-cell>
          <table:table-cell office:value-type="float" office:value="430.9" table:style-name="ce38">
            <text:p>431</text:p>
          </table:table-cell>
          <table:table-cell office:value-type="float" office:value="5372" table:style-name="ce39">
            <text:p><text:s/>5,372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6 Q2</text:p>
          </table:table-cell>
          <table:table-cell office:value-type="float" office:value="37.750999999999998" table:style-name="ce38">
            <text:p>38</text:p>
          </table:table-cell>
          <table:table-cell office:value-type="float" office:value="431.3" table:style-name="ce38">
            <text:p>431</text:p>
          </table:table-cell>
          <table:table-cell office:value-type="float" office:value="5433" table:style-name="ce39">
            <text:p><text:s/>5,433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6 Q3</text:p>
          </table:table-cell>
          <table:table-cell office:value-type="float" office:value="38.944000000000003" table:style-name="ce38">
            <text:p>39</text:p>
          </table:table-cell>
          <table:table-cell office:value-type="float" office:value="471.9" table:style-name="ce38">
            <text:p>472</text:p>
          </table:table-cell>
          <table:table-cell office:value-type="float" office:value="5518" table:style-name="ce39">
            <text:p><text:s/>5,518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6 Q4</text:p>
          </table:table-cell>
          <table:table-cell office:value-type="float" office:value="38.654000000000003" table:style-name="ce38">
            <text:p>39</text:p>
          </table:table-cell>
          <table:table-cell office:value-type="float" office:value="441.8" table:style-name="ce38">
            <text:p>442</text:p>
          </table:table-cell>
          <table:table-cell office:value-type="float" office:value="5525" table:style-name="ce39">
            <text:p><text:s/>5,525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7 Q1</text:p>
          </table:table-cell>
          <table:table-cell office:value-type="float" office:value="38.277999999999999" table:style-name="ce38">
            <text:p>38</text:p>
          </table:table-cell>
          <table:table-cell office:value-type="float" office:value="430.5" table:style-name="ce38">
            <text:p>431</text:p>
          </table:table-cell>
          <table:table-cell office:value-type="float" office:value="5542" table:style-name="ce39">
            <text:p><text:s/>5,542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7 Q2</text:p>
          </table:table-cell>
          <table:table-cell office:value-type="float" office:value="40.057000000000002" table:style-name="ce38">
            <text:p>40</text:p>
          </table:table-cell>
          <table:table-cell office:value-type="float" office:value="456.2" table:style-name="ce38">
            <text:p>456</text:p>
          </table:table-cell>
          <table:table-cell office:value-type="float" office:value="5432" table:style-name="ce39">
            <text:p><text:s/>5,432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7 Q3</text:p>
          </table:table-cell>
          <table:table-cell office:value-type="float" office:value="38.750999999999998" table:style-name="ce38">
            <text:p>39</text:p>
          </table:table-cell>
          <table:table-cell office:value-type="float" office:value="466.8" table:style-name="ce38">
            <text:p>467</text:p>
          </table:table-cell>
          <table:table-cell office:value-type="float" office:value="5424" table:style-name="ce39">
            <text:p><text:s/>5,424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7 Q4</text:p>
          </table:table-cell>
          <table:table-cell office:value-type="float" office:value="40.225000000000001" table:style-name="ce38">
            <text:p>40</text:p>
          </table:table-cell>
          <table:table-cell office:value-type="float" office:value="468.9" table:style-name="ce38">
            <text:p>469</text:p>
          </table:table-cell>
          <table:table-cell office:value-type="float" office:value="5502" table:style-name="ce39">
            <text:p><text:s/>5,502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8 Q1</text:p>
          </table:table-cell>
          <table:table-cell office:value-type="float" office:value="38.353999999999999" table:style-name="ce38">
            <text:p>38</text:p>
          </table:table-cell>
          <table:table-cell office:value-type="float" office:value="447.9" table:style-name="ce38">
            <text:p>448</text:p>
          </table:table-cell>
          <table:table-cell office:value-type="float" office:value="5308" table:style-name="ce39">
            <text:p><text:s/>5,308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8 Q2</text:p>
          </table:table-cell>
          <table:table-cell office:value-type="float" office:value="37.317999999999998" table:style-name="ce38">
            <text:p>37</text:p>
          </table:table-cell>
          <table:table-cell office:value-type="float" office:value="412.9" table:style-name="ce38">
            <text:p>413</text:p>
          </table:table-cell>
          <table:table-cell office:value-type="float" office:value="5209" table:style-name="ce39">
            <text:p><text:s/>5,209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8 Q3</text:p>
          </table:table-cell>
          <table:table-cell office:value-type="float" office:value="35.941000000000003" table:style-name="ce38">
            <text:p>36</text:p>
          </table:table-cell>
          <table:table-cell office:value-type="float" office:value="415.2" table:style-name="ce38">
            <text:p>415</text:p>
          </table:table-cell>
          <table:table-cell office:value-type="float" office:value="5111" table:style-name="ce39">
            <text:p><text:s/>5,111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8 Q4</text:p>
          </table:table-cell>
          <table:table-cell office:value-type="float" office:value="34.146999999999998" table:style-name="ce38">
            <text:p>34</text:p>
          </table:table-cell>
          <table:table-cell office:value-type="float" office:value="391.4" table:style-name="ce38">
            <text:p>391</text:p>
          </table:table-cell>
          <table:table-cell office:value-type="float" office:value="4766" table:style-name="ce39">
            <text:p><text:s/>4,766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9 Q1</text:p>
          </table:table-cell>
          <table:table-cell office:value-type="float" office:value="31.213000000000001" table:style-name="ce38">
            <text:p>31</text:p>
          </table:table-cell>
          <table:table-cell office:value-type="float" office:value="339.8" table:style-name="ce38">
            <text:p>340</text:p>
          </table:table-cell>
          <table:table-cell office:value-type="float" office:value="4490" table:style-name="ce39">
            <text:p><text:s/>4,490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9 Q2</text:p>
          </table:table-cell>
          <table:table-cell office:value-type="float" office:value="31.654" table:style-name="ce38">
            <text:p>32</text:p>
          </table:table-cell>
          <table:table-cell office:value-type="float" office:value="334.1" table:style-name="ce38">
            <text:p>334</text:p>
          </table:table-cell>
          <table:table-cell office:value-type="float" office:value="4593" table:style-name="ce39">
            <text:p><text:s/>4,593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9 Q3</text:p>
          </table:table-cell>
          <table:table-cell office:value-type="float" office:value="32.064" table:style-name="ce38">
            <text:p>32</text:p>
          </table:table-cell>
          <table:table-cell office:value-type="float" office:value="356.2" table:style-name="ce38">
            <text:p>356</text:p>
          </table:table-cell>
          <table:table-cell office:value-type="float" office:value="4644" table:style-name="ce39">
            <text:p><text:s/>4,644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09 Q4</text:p>
          </table:table-cell>
          <table:table-cell office:value-type="float" office:value="30.245999999999999" table:style-name="ce38">
            <text:p>30</text:p>
          </table:table-cell>
          <table:table-cell office:value-type="float" office:value="326.10000000000002" table:style-name="ce38">
            <text:p>326</text:p>
          </table:table-cell>
          <table:table-cell office:value-type="float" office:value="4297" table:style-name="ce39">
            <text:p><text:s/>4,297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10 Q1</text:p>
          </table:table-cell>
          <table:table-cell office:value-type="float" office:value="34.575000000000003" table:style-name="ce38">
            <text:p>35</text:p>
          </table:table-cell>
          <table:table-cell office:value-type="float" office:value="354.9" table:style-name="ce38">
            <text:p>355</text:p>
          </table:table-cell>
          <table:table-cell office:value-type="float" office:value="4674" table:style-name="ce39">
            <text:p><text:s/>4,674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10 Q2</text:p>
          </table:table-cell>
          <table:table-cell office:value-type="float" office:value="34.049999999999997" table:style-name="ce38">
            <text:p>34</text:p>
          </table:table-cell>
          <table:table-cell office:value-type="float" office:value="385.8" table:style-name="ce38">
            <text:p>386</text:p>
          </table:table-cell>
          <table:table-cell office:value-type="float" office:value="4751" table:style-name="ce39">
            <text:p><text:s/>4,751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10 Q3</text:p>
          </table:table-cell>
          <table:table-cell office:value-type="float" office:value="36.982999999999997" table:style-name="ce38">
            <text:p>37</text:p>
          </table:table-cell>
          <table:table-cell office:value-type="float" office:value="392.6" table:style-name="ce38">
            <text:p>393</text:p>
          </table:table-cell>
          <table:table-cell office:value-type="float" office:value="4917" table:style-name="ce39">
            <text:p><text:s/>4,917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10 Q4</text:p>
          </table:table-cell>
          <table:table-cell office:value-type="float" office:value="33.241999999999997" table:style-name="ce38">
            <text:p>33</text:p>
          </table:table-cell>
          <table:table-cell office:value-type="float" office:value="355.2" table:style-name="ce38">
            <text:p>355</text:p>
          </table:table-cell>
          <table:table-cell office:value-type="float" office:value="4427" table:style-name="ce39">
            <text:p><text:s/>4,427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79">
            <text:p>2011 Q1</text:p>
          </table:table-cell>
          <table:table-cell office:value-type="float" office:value="36.384" table:style-name="ce64">
            <text:p>36</text:p>
          </table:table-cell>
          <table:table-cell office:value-type="float" office:value="408.6" table:style-name="ce64">
            <text:p>409</text:p>
          </table:table-cell>
          <table:table-cell office:value-type="float" office:value="4739" table:style-name="ce65">
            <text:p><text:s/>4,739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6">
            <text:p>2011 Q2</text:p>
          </table:table-cell>
          <table:table-cell office:value-type="float" office:value="35.652999999999999" table:style-name="ce38">
            <text:p>36</text:p>
          </table:table-cell>
          <table:table-cell office:value-type="float" office:value="360.4" table:style-name="ce38">
            <text:p>360</text:p>
          </table:table-cell>
          <table:table-cell office:value-type="float" office:value="4857" table:style-name="ce39">
            <text:p><text:s/>4,857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1 Q3</text:p>
          </table:table-cell>
          <table:table-cell office:value-type="float" office:value="35.594999999999999" table:style-name="ce38">
            <text:p>36</text:p>
          </table:table-cell>
          <table:table-cell office:value-type="float" office:value="362.4" table:style-name="ce38">
            <text:p>362</text:p>
          </table:table-cell>
          <table:table-cell office:value-type="float" office:value="5086" table:style-name="ce39">
            <text:p><text:s/>5,086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1 Q4</text:p>
          </table:table-cell>
          <table:table-cell office:value-type="float" office:value="32.732999999999997" table:style-name="ce38">
            <text:p>33</text:p>
          </table:table-cell>
          <table:table-cell office:value-type="float" office:value="325.2" table:style-name="ce38">
            <text:p>325</text:p>
          </table:table-cell>
          <table:table-cell office:value-type="float" office:value="4665" table:style-name="ce39">
            <text:p><text:s/>4,665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2 Q1</text:p>
          </table:table-cell>
          <table:table-cell office:value-type="float" office:value="34.195999999999998" table:style-name="ce38">
            <text:p>34</text:p>
          </table:table-cell>
          <table:table-cell office:value-type="float" office:value="355.8" table:style-name="ce38">
            <text:p>356</text:p>
          </table:table-cell>
          <table:table-cell office:value-type="float" office:value="4744" table:style-name="ce39">
            <text:p><text:s/>4,744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2 Q2</text:p>
          </table:table-cell>
          <table:table-cell office:value-type="float" office:value="37.33" table:style-name="ce38">
            <text:p>37</text:p>
          </table:table-cell>
          <table:table-cell office:value-type="float" office:value="366.7" table:style-name="ce38">
            <text:p>367</text:p>
          </table:table-cell>
          <table:table-cell office:value-type="float" office:value="4709" table:style-name="ce39">
            <text:p><text:s/>4,709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2 Q3</text:p>
          </table:table-cell>
          <table:table-cell office:value-type="float" office:value="36.322000000000003" table:style-name="ce38">
            <text:p>36</text:p>
          </table:table-cell>
          <table:table-cell office:value-type="float" office:value="351.1" table:style-name="ce38">
            <text:p>351</text:p>
          </table:table-cell>
          <table:table-cell office:value-type="float" office:value="4688" table:style-name="ce39">
            <text:p><text:s/>4,688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2 Q4</text:p>
          </table:table-cell>
          <table:table-cell office:value-type="float" office:value="34.777000000000001" table:style-name="ce38">
            <text:p>35</text:p>
          </table:table-cell>
          <table:table-cell office:value-type="float" office:value="353.1" table:style-name="ce38">
            <text:p>353</text:p>
          </table:table-cell>
          <table:table-cell office:value-type="float" office:value="4464" table:style-name="ce39">
            <text:p><text:s/>4,464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3 Q1</text:p>
          </table:table-cell>
          <table:table-cell office:value-type="float" office:value="33.220999999999997" table:style-name="ce38">
            <text:p>33</text:p>
          </table:table-cell>
          <table:table-cell office:value-type="float" office:value="335.1" table:style-name="ce38">
            <text:p>335</text:p>
          </table:table-cell>
          <table:table-cell office:value-type="float" office:value="4317" table:style-name="ce39">
            <text:p><text:s/>4,317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3 Q2</text:p>
          </table:table-cell>
          <table:table-cell office:value-type="float" office:value="32.414000000000001" table:style-name="ce38">
            <text:p>32</text:p>
          </table:table-cell>
          <table:table-cell office:value-type="float" office:value="321.3" table:style-name="ce38">
            <text:p>321</text:p>
          </table:table-cell>
          <table:table-cell office:value-type="float" office:value="4381" table:style-name="ce39">
            <text:p><text:s/>4,381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3 Q3</text:p>
          </table:table-cell>
          <table:table-cell office:value-type="float" office:value="33.671999999999997" table:style-name="ce38">
            <text:p>34</text:p>
          </table:table-cell>
          <table:table-cell office:value-type="float" office:value="343.5" table:style-name="ce38">
            <text:p>344</text:p>
          </table:table-cell>
          <table:table-cell office:value-type="float" office:value="4328" table:style-name="ce39">
            <text:p><text:s/>4,328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3 Q4</text:p>
          </table:table-cell>
          <table:table-cell office:value-type="float" office:value="32.186" table:style-name="ce38">
            <text:p>32</text:p>
          </table:table-cell>
          <table:table-cell office:value-type="float" office:value="316.2" table:style-name="ce38">
            <text:p>316</text:p>
          </table:table-cell>
          <table:table-cell office:value-type="float" office:value="4187" table:style-name="ce39">
            <text:p><text:s/>4,187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4 Q1</text:p>
          </table:table-cell>
          <table:table-cell office:value-type="float" office:value="29.702000000000002" table:style-name="ce38">
            <text:p>30</text:p>
          </table:table-cell>
          <table:table-cell office:value-type="float" office:value="301.7" table:style-name="ce38">
            <text:p>302</text:p>
          </table:table-cell>
          <table:table-cell office:value-type="float" office:value="3974" table:style-name="ce39">
            <text:p><text:s/>3,974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4 Q2</text:p>
          </table:table-cell>
          <table:table-cell office:value-type="float" office:value="31.042000000000002" table:style-name="ce38">
            <text:p>31</text:p>
          </table:table-cell>
          <table:table-cell office:value-type="float" office:value="326.39999999999998" table:style-name="ce38">
            <text:p>326</text:p>
          </table:table-cell>
          <table:table-cell office:value-type="float" office:value="4121" table:style-name="ce39">
            <text:p><text:s/>4,121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4 Q3</text:p>
          </table:table-cell>
          <table:table-cell office:value-type="float" office:value="34.064" table:style-name="ce38">
            <text:p>34</text:p>
          </table:table-cell>
          <table:table-cell office:value-type="float" office:value="361.1" table:style-name="ce38">
            <text:p>361</text:p>
          </table:table-cell>
          <table:table-cell office:value-type="float" office:value="4489" table:style-name="ce39">
            <text:p><text:s/>4,489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4 Q4</text:p>
          </table:table-cell>
          <table:table-cell office:value-type="float" office:value="33.076999999999998" table:style-name="ce38">
            <text:p>33</text:p>
          </table:table-cell>
          <table:table-cell office:value-type="float" office:value="332.5" table:style-name="ce38">
            <text:p>333</text:p>
          </table:table-cell>
          <table:table-cell office:value-type="float" office:value="4324" table:style-name="ce39">
            <text:p><text:s/>4,324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5 Q1</text:p>
          </table:table-cell>
          <table:table-cell office:value-type="float" office:value="34.325000000000003" table:style-name="ce38">
            <text:p>34</text:p>
          </table:table-cell>
          <table:table-cell office:value-type="float" office:value="348.6" table:style-name="ce38">
            <text:p>349</text:p>
          </table:table-cell>
          <table:table-cell office:value-type="float" office:value="4561" table:style-name="ce39">
            <text:p><text:s/>4,561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5 Q2</text:p>
          </table:table-cell>
          <table:table-cell office:value-type="float" office:value="37.252000000000002" table:style-name="ce38">
            <text:p>37</text:p>
          </table:table-cell>
          <table:table-cell office:value-type="float" office:value="371.9" table:style-name="ce38">
            <text:p>372</text:p>
          </table:table-cell>
          <table:table-cell office:value-type="float" office:value="4690" table:style-name="ce39">
            <text:p><text:s/>4,690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5 Q3</text:p>
          </table:table-cell>
          <table:table-cell office:value-type="float" office:value="36.871000000000002" table:style-name="ce38">
            <text:p>37</text:p>
          </table:table-cell>
          <table:table-cell office:value-type="float" office:value="381.4" table:style-name="ce38">
            <text:p>381</text:p>
          </table:table-cell>
          <table:table-cell office:value-type="float" office:value="4663" table:style-name="ce39">
            <text:p><text:s/>4,663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5 Q4</text:p>
          </table:table-cell>
          <table:table-cell office:value-type="float" office:value="34.845999999999997" table:style-name="ce38">
            <text:p>35</text:p>
          </table:table-cell>
          <table:table-cell office:value-type="float" office:value="343.3" table:style-name="ce38">
            <text:p>343</text:p>
          </table:table-cell>
          <table:table-cell office:value-type="float" office:value="4452" table:style-name="ce39">
            <text:p><text:s/>4,452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6 Q1</text:p>
          </table:table-cell>
          <table:table-cell office:value-type="float" office:value="34.811999999999998" table:style-name="ce38">
            <text:p>35</text:p>
          </table:table-cell>
          <table:table-cell office:value-type="float" office:value="342.5" table:style-name="ce38">
            <text:p>343</text:p>
          </table:table-cell>
          <table:table-cell office:value-type="float" office:value="4705" table:style-name="ce39">
            <text:p><text:s/>4,705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6 Q2</text:p>
          </table:table-cell>
          <table:table-cell office:value-type="float" office:value="36.426000000000002" table:style-name="ce38">
            <text:p>36</text:p>
          </table:table-cell>
          <table:table-cell office:value-type="float" office:value="345.5" table:style-name="ce38">
            <text:p>346</text:p>
          </table:table-cell>
          <table:table-cell office:value-type="float" office:value="4820" table:style-name="ce39">
            <text:p><text:s/>4,820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6 Q3</text:p>
          </table:table-cell>
          <table:table-cell office:value-type="float" office:value="38.972999999999999" table:style-name="ce38">
            <text:p>39</text:p>
          </table:table-cell>
          <table:table-cell office:value-type="float" office:value="379.8" table:style-name="ce38">
            <text:p>380</text:p>
          </table:table-cell>
          <table:table-cell office:value-type="float" office:value="5033" table:style-name="ce39">
            <text:p><text:s/>5,033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67">
            <text:p>2016 Q4</text:p>
          </table:table-cell>
          <table:table-cell office:value-type="float" office:value="38.283000000000001" table:style-name="ce38">
            <text:p>38</text:p>
          </table:table-cell>
          <table:table-cell office:value-type="float" office:value="365.7" table:style-name="ce38">
            <text:p>366</text:p>
          </table:table-cell>
          <table:table-cell office:value-type="float" office:value="4674" table:style-name="ce39">
            <text:p><text:s/>4,674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6">
          <table:table-cell office:value-type="string" table:style-name="ce67">
            <text:p>2017 Q1</text:p>
          </table:table-cell>
          <table:table-cell office:value-type="float" office:value="36.546999999999997" table:style-name="ce38">
            <text:p>37</text:p>
          </table:table-cell>
          <table:table-cell office:value-type="float" office:value="373.9" table:style-name="ce38">
            <text:p>374</text:p>
          </table:table-cell>
          <table:table-cell office:value-type="float" office:value="4493" table:style-name="ce39">
            <text:p><text:s/>4,493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7">
          <table:table-cell office:value-type="string" table:style-name="ce63">
            <text:p>2017 Q2<text:span text:style-name="T3">R</text:span></text:p>
          </table:table-cell>
          <table:table-cell office:value-type="float" office:value="37.567" table:style-name="ce38">
            <text:p>38</text:p>
          </table:table-cell>
          <table:table-cell office:value-type="float" office:value="349" table:style-name="ce38">
            <text:p>349</text:p>
          </table:table-cell>
          <table:table-cell office:value-type="float" office:value="4716" table:style-name="ce39">
            <text:p><text:s/>4,716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6">
          <table:table-cell office:value-type="string" table:style-name="ce63">
            <text:p>2017 Q3</text:p>
          </table:table-cell>
          <table:table-cell office:value-type="float" office:value="37.536999999999999" table:style-name="ce38">
            <text:p>38</text:p>
          </table:table-cell>
          <table:table-cell office:value-type="float" office:value="357.5" table:style-name="ce38">
            <text:p>358</text:p>
          </table:table-cell>
          <table:table-cell office:value-type="float" office:value="4844" table:style-name="ce39">
            <text:p><text:s/>4,844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6">
          <table:table-cell office:value-type="string" table:style-name="ce63">
            <text:p>2017 Q4</text:p>
          </table:table-cell>
          <table:table-cell office:value-type="float" office:value="35.399000000000001" table:style-name="ce38">
            <text:p>35</text:p>
          </table:table-cell>
          <table:table-cell office:value-type="float" office:value="316.2" table:style-name="ce38">
            <text:p>316</text:p>
          </table:table-cell>
          <table:table-cell office:value-type="float" office:value="4546" table:style-name="ce39">
            <text:p><text:s/>4,546<text:s/>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table:style-name="ce41"/>
          <table:table-cell table:number-columns-repeated="16376"/>
        </table:table-row>
        <table:table-row table:style-name="ro4">
          <table:table-cell office:value-type="string" table:style-name="ce50">
            <text:p>Percentage change between 12 months ending Q4 2017 and previous 12 months:</text:p>
          </table:table-cell>
          <table:table-cell table:style-name="ce68"/>
          <table:table-cell table:style-name="ce69"/>
          <table:table-cell table:style-name="ce70"/>
          <table:table-cell table:number-columns-repeated="3" table:style-name="ce71"/>
          <table:table-cell table:style-name="ce41"/>
          <table:table-cell table:number-columns-repeated="16376" table:style-name="ce19"/>
        </table:table-row>
        <table:table-row table:style-name="ro4">
          <table:table-cell table:style-name="ce72"/>
          <table:table-cell office:value-type="float" office:value="-1" table:style-name="ce56">
            <text:p>-1</text:p>
          </table:table-cell>
          <table:table-cell office:value-type="float" office:value="-3" table:style-name="ce56">
            <text:p>-3</text:p>
          </table:table-cell>
          <table:table-cell office:value-type="float" office:value="-3" table:style-name="ce56">
            <text:p>-3</text:p>
          </table:table-cell>
          <table:table-cell table:number-columns-repeated="3" table:style-name="ce57"/>
          <table:table-cell table:style-name="ce41"/>
          <table:table-cell table:number-columns-repeated="16376" table:style-name="ce19"/>
        </table:table-row>
        <table:table-row table:style-name="ro4">
          <table:table-cell table:style-name="ce19"/>
          <table:table-cell table:style-name="ce68"/>
          <table:table-cell table:style-name="ce69"/>
          <table:table-cell table:style-name="ce70"/>
          <table:table-cell table:number-columns-repeated="3" table:style-name="ce71"/>
          <table:table-cell table:style-name="ce41"/>
          <table:table-cell table:number-columns-repeated="16376" table:style-name="ce19"/>
        </table:table-row>
        <table:table-row table:style-name="ro4">
          <table:table-cell office:value-type="string" table:style-name="ce19">
            <text:p>1. Goods moved: the weight of goods carried multiplied by the distance hauled, measured in tonne kilometres.<text:s/></text:p>
          </table:table-cell>
          <table:table-cell table:style-name="ce68"/>
          <table:table-cell table:style-name="ce69"/>
          <table:table-cell table:style-name="ce70"/>
          <table:table-cell table:number-columns-repeated="3" table:style-name="ce71"/>
          <table:table-cell table:style-name="ce41"/>
          <table:table-cell table:number-columns-repeated="16376" table:style-name="ce19"/>
        </table:table-row>
        <table:table-row table:style-name="ro4">
          <table:table-cell office:value-type="string" table:style-name="ce19">
            <text:p>2. Goods lifted: the weight of goods carried, measured in tonnes.</text:p>
          </table:table-cell>
          <table:table-cell table:style-name="ce68"/>
          <table:table-cell table:style-name="ce69"/>
          <table:table-cell table:style-name="ce70"/>
          <table:table-cell table:number-columns-repeated="3" table:style-name="ce71"/>
          <table:table-cell table:number-columns-repeated="16377" table:style-name="ce19"/>
        </table:table-row>
        <table:table-row table:style-name="ro4">
          <table:table-cell office:value-type="string" table:style-name="ce19">
            <text:p>R: Figures for 2017 Q2 have been revised, due to an error found in processing.</text:p>
          </table:table-cell>
          <table:table-cell table:style-name="ce68"/>
          <table:table-cell table:style-name="ce69"/>
          <table:table-cell table:style-name="ce70"/>
          <table:table-cell table:number-columns-repeated="3" table:style-name="ce71"/>
          <table:table-cell table:number-columns-repeated="16377" table:style-name="ce19"/>
        </table:table-row>
        <table:table-row table:style-name="ro4">
          <table:table-cell table:style-name="ce19"/>
          <table:table-cell table:style-name="ce68"/>
          <table:table-cell table:style-name="ce69"/>
          <table:table-cell table:style-name="ce70"/>
          <table:table-cell table:number-columns-repeated="3" table:style-name="ce71"/>
          <table:table-cell table:number-columns-repeated="16377" table:style-name="ce19"/>
        </table:table-row>
        <table:table-row table:style-name="ro4">
          <table:table-cell office:value-type="string" table:number-columns-spanned="7" table:number-rows-spanned="2" table:style-name="ce76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6"/>
          <table:table-cell table:number-columns-repeated="16377" table:style-name="ce19"/>
        </table:table-row>
        <table:table-row table:style-name="ro4">
          <table:covered-table-cell/>
          <table:covered-table-cell table:number-columns-repeated="6"/>
          <table:table-cell table:number-columns-repeated="16377" table:style-name="ce19"/>
        </table:table-row>
        <table:table-row table:style-name="ro4">
          <table:table-cell office:value-type="string" table:style-name="ce73">
            <text:p><text:a xlink:href="https://www.gov.uk/government/collections/road-freight-domestic-and-international-statistics">Methodology note</text:a></text:p>
          </table:table-cell>
          <table:table-cell table:style-name="ce68"/>
          <table:table-cell table:style-name="ce69"/>
          <table:table-cell table:style-name="ce70"/>
          <table:table-cell table:number-columns-repeated="3" table:style-name="ce71"/>
          <table:table-cell table:number-columns-repeated="2" table:style-name="ce41"/>
          <table:table-cell table:number-columns-repeated="16375"/>
        </table:table-row>
        <table:table-row table:style-name="ro4">
          <table:table-cell table:style-name="ce24"/>
          <table:table-cell table:style-name="ce68"/>
          <table:table-cell table:style-name="ce69"/>
          <table:table-cell table:style-name="ce70"/>
          <table:table-cell table:number-columns-repeated="3" table:style-name="ce71"/>
          <table:table-cell table:number-columns-repeated="2" table:style-name="ce41"/>
          <table:table-cell table:number-columns-repeated="16375"/>
        </table:table-row>
        <table:table-row table:style-name="ro4">
          <table:table-cell office:value-type="string" table:style-name="ce74">
            <text:p>Telephone: 020 7944 3903</text:p>
          </table:table-cell>
          <table:table-cell table:style-name="ce68"/>
          <table:table-cell table:style-name="ce69"/>
          <table:table-cell table:style-name="ce70"/>
          <table:table-cell table:number-columns-repeated="2" table:style-name="ce71"/>
          <table:table-cell office:value-type="string" table:style-name="ce75">
            <text:p>Source: Continuing Survey of Road Goods Transport (Great Britain)</text:p>
          </table:table-cell>
          <table:table-cell table:number-columns-repeated="2" table:style-name="ce41"/>
          <table:table-cell table:number-columns-repeated="16375"/>
        </table:table-row>
        <table:table-row table:style-name="ro6">
          <table:table-cell office:value-type="string" table:style-name="ce74">
            <text:p>Email: roadfreight.stats@dft.gov.uk</text:p>
          </table:table-cell>
          <table:table-cell table:style-name="ce68"/>
          <table:table-cell table:style-name="ce69"/>
          <table:table-cell table:style-name="ce70"/>
          <table:table-cell table:number-columns-repeated="2" table:style-name="ce71"/>
          <table:table-cell office:value-type="string" table:style-name="ce75">
            <text:p>Last updated: July 2018</text:p>
          </table:table-cell>
          <table:table-cell table:number-columns-repeated="16377" table:style-name="ce19"/>
        </table:table-row>
        <table:table-row table:style-name="ro6">
          <table:table-cell office:value-type="string" table:style-name="ce73">
            <text:p><text:a xlink:href="https://www.gov.uk/government/collections/road-freight-domestic-and-international-statistics">Notes &amp; definitions</text:a></text:p>
          </table:table-cell>
          <table:table-cell table:style-name="ce68"/>
          <table:table-cell table:style-name="ce69"/>
          <table:table-cell table:style-name="ce70"/>
          <table:table-cell table:number-columns-repeated="2" table:style-name="ce71"/>
          <table:table-cell office:value-type="string" table:style-name="ce75">
            <text:p>Next update: October 2018</text:p>
          </table:table-cell>
          <table:table-cell table:number-columns-repeated="16377" table:style-name="ce19"/>
        </table:table-row>
        <table:table-row table:style-name="ro6">
          <table:table-cell table:style-name="ce73"/>
          <table:table-cell table:style-name="ce68"/>
          <table:table-cell table:style-name="ce69"/>
          <table:table-cell table:style-name="ce70"/>
          <table:table-cell table:number-columns-repeated="3" table:style-name="ce71"/>
          <table:table-cell table:number-columns-repeated="16377" table:style-name="ce19"/>
        </table:table-row>
        <table:table-row table:style-name="ro6">
          <table:table-cell table:style-name="ce24"/>
          <table:table-cell table:style-name="ce68"/>
          <table:table-cell table:style-name="ce69"/>
          <table:table-cell table:style-name="ce70"/>
          <table:table-cell table:number-columns-repeated="3" table:style-name="ce71"/>
          <table:table-cell table:number-columns-repeated="16377" table:style-name="ce19"/>
        </table:table-row>
        <table:table-row table:number-rows-repeated="1048464" table:style-name="ro6">
          <table:table-cell table:number-columns-repeated="16384"/>
        </table:table-row>
        <table:named-expressions>
          <table:named-range table:name="Print_Area" table:cell-range-address="RFS0101.$A$4:RFS0101.$G$106" table:base-cell-address="RFS01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number:number-style style:name="N38">
      <number:text> </number:text>
      <number:number number:min-integer-digits="1"/>
    </number:number-style>
    <number:number-style style:name="N39">
      <number:number number:decimal-places="4" number:min-integer-digits="1"/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">
      <number:number number:decimal-places="1" number:min-integer-digits="1"/>
      <number:text> </number:text>
    </number:number-style>
    <style:style style:name="Comma" style:family="table-cell" style:data-style-name="N42"/>
    <style:style style:name="Comma_2003_32_main_32_NTS_32_tables_32_raw" style:display-name="Comma_2003 main NTS tables raw" style:family="table-cell" style:data-style-name="N40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2003_32_main_32_NTS_32_tables_32_raw" style:display-name="Normal_2003 main NTS tables raw" style:family="table-cell" style:data-style-name="N4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CS94A" style:family="table-cell" style:data-style-name="N38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CS94D" style:family="table-cell" style:data-style-name="N38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ABS203WKG" style:family="table-cell" style:data-style-name="N43">
      <style:table-cell-properties style:vertical-align="automatic" fo:background-color="transparent"/>
      <style:text-properties style:font-name="Tms Rmn" style:font-name-asian="Tms Rmn" style:font-name-complex="Tms Rmn"/>
    </style:style>
    <style:style style:name="Publication_style" style:family="table-cell" style:data-style-name="N40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Lucy Mills</dc:creator>
    <meta:creation-date>2017-06-28T15:20:47Z</meta:creation-date>
    <dc:date>2018-07-26T13:44:48Z</dc:date>
  </office:meta>
</office:document-meta>
</file>